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15H41M15.577051S" calcext:value-type="time">
            <text:p>1515:4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16M42S" calcext:value-type="time">
            <text:p>08:16 AM</text:p>
          </table:table-cell>
          <table:table-cell/>
          <table:table-cell table:formula="of:=IF([.C285]-[.B285] &gt; 0; [.C285]-[.B2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nal boss sweep attack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11/11/22 (Veterans’ Day)</text:p>
          </table:table-cell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08H23M00.498S" calcext:value-type="time">
            <text:p>08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07:35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9T09:39:54.045000000</dc:date>
    <meta:editing-duration>P67DT14H3M27S</meta:editing-duration>
    <meta:editing-cycles>1781</meta:editing-cycles>
    <meta:generator>LibreOffice/7.2.6.2$Windows_X86_64 LibreOffice_project/b0ec3a565991f7569a5a7f5d24fed7f52653d754</meta:generator>
    <dc:creator>Benjamin Laws</dc:creator>
    <meta:document-statistic meta:table-count="2" meta:cell-count="2161" meta:object-count="0"/>
  </office:meta>
</office:document-meta>
</file>